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26.98mm" fo:margin-left="43.82mm" table:align="left" style:writing-mode="lr-tb"/>
    </style:style>
    <style:style style:name="Table1.A" style:family="table-column">
      <style:table-column-properties style:column-width="89.43mm"/>
    </style:style>
    <style:style style:name="Table1.B" style:family="table-column">
      <style:table-column-properties style:column-width="14.02mm"/>
    </style:style>
    <style:style style:name="Table1.C" style:family="table-column">
      <style:table-column-properties style:column-width="23.53mm"/>
    </style:style>
    <style:style style:name="Table1.1" style:family="table-row">
      <style:table-row-properties style:row-height="30.69mm" fo:keep-together="auto"/>
    </style:style>
    <style:style style:name="Table1.A1" style:family="table-cell">
      <style:table-cell-properties fo:padding="0mm" fo:border="0.6pt solid #000001"/>
    </style:style>
    <style:style style:name="Table1.B1" style:family="table-cell">
      <style:table-cell-properties fo:padding="0mm" fo:border-left="0.6pt solid #000001" fo:border-right="0.6pt solid #000001" fo:border-top="none" fo:border-bottom="none"/>
    </style:style>
    <style:style style:name="Table1.C1" style:family="table-cell">
      <style:table-cell-properties fo:padding="0mm" fo:border-left="0.6pt solid #000001" fo:border-right="none" fo:border-top="none" fo:border-bottom="0.6pt solid #000001"/>
    </style:style>
    <style:style style:name="Table3" style:family="table">
      <style:table-properties style:width="178.86m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9.39mm" style:rel-column-width="32753*"/>
    </style:style>
    <style:style style:name="Table3.B" style:family="table-column">
      <style:table-column-properties style:column-width="89.46mm" style:rel-column-width="32782*"/>
    </style:style>
    <style:style style:name="Table3.A1" style:family="table-cell">
      <style:table-cell-properties style:border-line-width-top="0.02mm 0.35mm 0.02mm" fo:padding="0.97mm" fo:border-left="none" fo:border-right="none" fo:border-top="0.05pt double #000000" fo:border-bottom="none"/>
    </style:style>
    <style:style style:name="Table3.B1" style:family="table-cell">
      <style:table-cell-properties style:border-line-width-top="0.02mm 0.35mm 0.02mm" fo:padding="0.97mm" fo:border-left="0.05pt solid #000000" fo:border-right="none" fo:border-top="0.05pt double #000000" fo:border-bottom="none"/>
    </style:style>
    <style:style style:name="P1" style:family="paragraph" style:parent-style-name="Standard">
      <style:paragraph-properties fo:margin-left="7.62mm" fo:margin-right="0mm" fo:margin-top="5.08mm" fo:margin-bottom="0mm" fo:text-indent="0mm" style:auto-text-indent="false">
        <style:tab-stops>
          <style:tab-stop style:position="65.33mm" style:leader-style="dotted" style:leader-text="."/>
          <style:tab-stop style:position="124.39mm" style:type="right" style:leader-style="dotted" style:leader-text="."/>
        </style:tab-stops>
      </style:paragraph-properties>
    </style:style>
    <style:style style:name="P2" style:family="paragraph" style:parent-style-name="Standard">
      <style:paragraph-properties fo:margin-top="4.45mm" fo:margin-bottom="0mm" fo:text-align="center" style:justify-single-word="false"/>
      <style:text-properties fo:color="#000000" style:font-name="Times New Roman" fo:font-size="12pt" fo:letter-spacing="-0.11mm" fo:font-weight="bold" style:font-size-asian="12pt" style:font-weight-asian="bold" style:text-scale="105%"/>
    </style:style>
    <style:style style:name="P3" style:family="paragraph" style:parent-style-name="Standard">
      <style:paragraph-properties fo:margin-top="4.45mm" fo:margin-bottom="0mm"/>
      <style:text-properties fo:color="#000000" style:font-name="Times New Roman" fo:font-size="12pt" style:font-size-asian="12pt" style:text-scale="105%"/>
    </style:style>
    <style:style style:name="P4" style:family="paragraph" style:parent-style-name="Standard">
      <style:paragraph-properties fo:margin-left="7.37mm" fo:margin-right="0mm" fo:line-height="90%" fo:text-indent="0mm" style:auto-text-indent="false"/>
      <style:text-properties fo:color="#000000" style:font-name="Times New Roman" style:text-scale="105%"/>
    </style:style>
    <style:style style:name="P5" style:family="paragraph" style:parent-style-name="Standard">
      <style:paragraph-properties fo:margin-left="7.37mm" fo:margin-right="0mm" fo:margin-top="9.53mm" fo:margin-bottom="0mm" fo:line-height="85%" fo:text-indent="0mm" style:auto-text-indent="false"/>
      <style:text-properties fo:color="#000000" style:font-name="Arial" fo:font-size="26.5pt" fo:font-weight="bold" style:font-size-asian="26.5pt" style:font-weight-asian="bold"/>
    </style:style>
    <style:style style:name="P6" style:family="paragraph" style:parent-style-name="Standard">
      <style:paragraph-properties fo:margin-left="0mm" fo:margin-right="8.89mm" fo:line-height="85%" fo:text-align="end" style:justify-single-word="false" fo:text-indent="0mm" style:auto-text-indent="false"/>
      <style:text-properties fo:color="#000000" style:font-name="Times New Roman" fo:font-size="12pt" style:font-size-asian="12pt" style:text-scale="105%"/>
    </style:style>
    <style:style style:name="P7" style:family="paragraph" style:parent-style-name="Standard">
      <style:text-properties fo:color="#000000" style:font-name="Times New Roman" fo:font-size="12pt" fo:letter-spacing="-0.11mm" style:font-size-asian="12pt" style:text-scale="105%"/>
    </style:style>
    <style:style style:name="P8" style:family="paragraph" style:parent-style-name="Standard">
      <style:text-properties fo:color="#000000" style:font-name="Times New Roman" style:text-scale="105%"/>
    </style:style>
    <style:style style:name="P9" style:family="paragraph" style:parent-style-name="Standard">
      <style:paragraph-properties fo:margin-left="66.04mm" fo:margin-right="0mm" fo:margin-top="5.08mm" fo:margin-bottom="0mm" fo:text-indent="0mm" style:auto-text-indent="false">
        <style:tab-stops>
          <style:tab-stop style:position="156.53mm" style:type="right" style:leader-style="dotted" style:leader-text="."/>
        </style:tab-stops>
      </style:paragraph-properties>
      <style:text-properties fo:color="#000000" style:font-name="Times New Roman" fo:font-size="12pt" fo:letter-spacing="-0.04mm" style:font-size-asian="12pt" style:text-scale="105%"/>
    </style:style>
    <style:style style:name="P10" style:family="paragraph" style:parent-style-name="Standard">
      <style:paragraph-properties fo:margin-left="66.04mm" fo:margin-right="0mm" fo:margin-top="3.81mm" fo:margin-bottom="3.81mm" fo:text-indent="0mm" style:auto-text-indent="false">
        <style:tab-stops>
          <style:tab-stop style:position="156.53mm" style:type="right" style:leader-style="dotted" style:leader-text="."/>
        </style:tab-stops>
      </style:paragraph-properties>
      <style:text-properties fo:color="#000000" style:font-name="Times New Roman" fo:font-size="12pt" fo:letter-spacing="-0.04mm" style:font-size-asian="12pt" style:text-scale="105%"/>
    </style:style>
    <style:style style:name="P11" style:family="paragraph" style:parent-style-name="Standard">
      <style:paragraph-properties fo:margin-top="1.27mm" fo:margin-bottom="0mm" fo:line-height="120%"/>
      <style:text-properties fo:color="#000000" style:font-name="Times New Roman" fo:font-size="9.5pt" fo:letter-spacing="-0.05mm" style:font-size-asian="9.5pt" style:text-scale="110%"/>
    </style:style>
    <style:style style:name="P12" style:family="paragraph" style:parent-style-name="Standard">
      <style:paragraph-properties fo:margin-top="1.27mm" fo:margin-bottom="0mm" fo:text-align="center" style:justify-single-word="false"/>
    </style:style>
    <style:style style:name="P13" style:family="paragraph" style:parent-style-name="Standard">
      <style:paragraph-properties fo:margin-top="0mm" fo:margin-bottom="3.18mm"/>
      <style:text-properties fo:color="#000000" style:font-name="Times New Roman" fo:font-size="9.5pt" fo:letter-spacing="-0.04mm" style:font-size-asian="9.5pt" style:text-scale="110%"/>
    </style:style>
    <style:style style:name="P14" style:family="paragraph" style:parent-style-name="Standard">
      <style:paragraph-properties fo:margin-left="0mm" fo:margin-right="104.14mm" fo:margin-top="5.08mm" fo:margin-bottom="0mm" fo:text-align="justify" style:justify-single-word="false" fo:text-indent="0mm" style:auto-text-indent="false"/>
    </style:style>
    <style:style style:name="P15" style:family="paragraph" style:parent-style-name="Standard">
      <style:paragraph-properties fo:margin-left="0mm" fo:margin-right="0mm" fo:margin-top="0mm" fo:margin-bottom="0mm" fo:line-height="100%" fo:text-align="center" style:justify-single-word="false" fo:text-indent="0mm" style:auto-text-indent="false" fo:break-before="column"/>
      <style:text-properties fo:color="#000000" style:font-name="Times New Roman" fo:font-size="12pt" fo:font-weight="bold" style:font-size-asian="12pt" style:font-weight-asian="bold" style:font-size-complex="12pt"/>
    </style:style>
    <style:style style:name="P16" style:family="paragraph" style:parent-style-name="Standard">
      <style:paragraph-properties fo:margin-left="0mm" fo:margin-right="0mm" fo:margin-top="0mm" fo:margin-bottom="0mm" fo:line-height="3.55mm" fo:text-align="center" style:justify-single-word="false" fo:text-indent="0mm" style:auto-text-indent="false"/>
      <style:text-properties fo:color="#000000" style:text-line-through-style="none" style:text-position="0% 100%" style:font-name="Times New Roman" fo:font-size="12pt" fo:letter-spacing="0.07mm" fo:language="en" fo:country="US" fo:font-weight="bold" style:font-size-asian="12pt" style:font-weight-asian="bold" style:font-size-complex="12pt" style:text-scale="100%"/>
    </style:style>
    <style:style style:name="P17" style:family="paragraph" style:parent-style-name="Standard" style:master-page-name="">
      <style:paragraph-properties fo:margin-left="0mm" fo:margin-right="0mm" fo:margin-top="0mm" fo:margin-bottom="0mm" fo:line-height="100%" fo:text-align="start" style:justify-single-word="false" fo:text-indent="0mm" style:auto-text-indent="false" style:page-number="auto"/>
      <style:text-properties fo:font-size="12pt" style:font-size-asian="12pt" style:font-size-complex="12pt"/>
    </style:style>
    <style:style style:name="P18" style:family="paragraph" style:parent-style-name="Standard">
      <style:paragraph-properties fo:margin-left="0mm" fo:margin-right="0mm" fo:margin-top="1.91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19" style:family="paragraph" style:parent-style-name="Standard">
      <style:paragraph-properties fo:margin-left="0mm" fo:margin-right="0mm" fo:margin-top="1.91mm" fo:margin-bottom="0mm" fo:line-height="4.11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0" style:family="paragraph" style:parent-style-name="Standard">
      <style:paragraph-properties fo:margin-left="0mm" fo:margin-right="0mm" fo:margin-top="2.54mm" fo:margin-bottom="0mm" fo:line-height="82%"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1" style:family="paragraph" style:parent-style-name="Standard">
      <style:paragraph-properties fo:margin-left="0mm" fo:margin-right="0mm" fo:margin-top="3.18mm" fo:margin-bottom="0mm" fo:line-height="82%" fo:text-align="start" style:justify-single-word="false" fo:text-indent="0mm" style:auto-text-indent="false">
        <style:tab-stops>
          <style:tab-stop style:position="53.34mm" style:type="right"/>
        </style:tab-stops>
      </style:paragraph-properties>
      <style:text-properties fo:font-size="12pt" style:font-size-asian="12pt" style:font-size-complex="12pt"/>
    </style:style>
    <style:style style:name="P22" style:family="paragraph" style:parent-style-name="Standard">
      <style:paragraph-properties fo:margin-left="41.91mm" fo:margin-right="0mm" fo:margin-top="1.27mm" fo:margin-bottom="0mm" fo:line-height="83%"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3"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0.02mm" fo:language="en" fo:country="US" style:font-size-asian="12pt" style:font-size-complex="12pt" style:text-scale="100%"/>
    </style:style>
    <style:style style:name="P24" style:family="paragraph" style:parent-style-name="Standard">
      <style:paragraph-properties fo:margin-left="0mm" fo:margin-right="13.97mm" fo:margin-top="2.54mm" fo:margin-bottom="0mm" fo:line-height="5.17mm" fo:text-align="start" style:justify-single-word="false" fo:text-indent="0mm" style:auto-text-indent="false"/>
      <style:text-properties fo:color="#000000" style:text-line-through-style="none" style:text-position="0% 100%" style:font-name="Times New Roman" fo:font-size="12pt" fo:letter-spacing="normal" fo:language="en" fo:country="US" style:font-size-asian="12pt" style:font-size-complex="12pt" style:text-scale="100%"/>
    </style:style>
    <style:style style:name="P25" style:family="paragraph" style:parent-style-name="Standard" style:master-page-name="Standard">
      <style:paragraph-properties fo:line-height="0%" style:page-number="auto"/>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color="#000000" style:font-name="Times New Roman" fo:font-size="12pt" fo:letter-spacing="-0.11mm" style:font-size-asian="12pt" style:text-scale="105%"/>
    </style:style>
    <style:style style:name="P28" style:family="paragraph" style:parent-style-name="Standard" style:list-style-name="WWNum1">
      <style:paragraph-properties fo:margin-left="72.39mm" fo:margin-right="0mm" fo:margin-top="9.53mm" fo:margin-bottom="0mm" fo:text-indent="0mm" style:auto-text-indent="false">
        <style:tab-stops>
          <style:tab-stop style:position="85.09mm" style:type="char" style:char="."/>
          <style:tab-stop style:position="102.75mm" style:type="right"/>
          <style:tab-stop style:position="157.09mm" style:type="right" style:leader-style="dotted" style:leader-text="."/>
        </style:tab-stops>
      </style:paragraph-properties>
      <style:text-properties fo:color="#000000" style:font-name="Times New Roman" fo:font-size="12pt" fo:letter-spacing="0.78mm" style:font-size-asian="12pt" style:text-scale="105%"/>
    </style:style>
    <style:style style:name="P29" style:family="paragraph" style:parent-style-name="Standard" style:list-style-name="WWNum1">
      <style:paragraph-properties fo:margin-left="72.39mm" fo:margin-right="0mm" fo:margin-top="5.08mm" fo:margin-bottom="0mm" fo:text-indent="0mm" style:auto-text-indent="false">
        <style:tab-stops>
          <style:tab-stop style:position="85.09mm" style:type="char" style:char="."/>
          <style:tab-stop style:position="102.75mm" style:type="right"/>
          <style:tab-stop style:position="157.09mm" style:type="right" style:leader-style="dotted" style:leader-text="."/>
        </style:tab-stops>
      </style:paragraph-properties>
      <style:text-properties fo:color="#000000" style:font-name="Times New Roman" fo:font-size="12pt" fo:letter-spacing="0.81mm" style:font-size-asian="12pt" style:text-scale="105%"/>
    </style:style>
    <style:style style:name="T1" style:family="text">
      <style:text-properties fo:color="#000000" style:font-name="Times New Roman" fo:font-size="12pt" fo:letter-spacing="-0.14mm" style:font-size-asian="12pt" style:text-scale="105%"/>
    </style:style>
    <style:style style:name="T2" style:family="text">
      <style:text-properties fo:color="#000000" style:font-name="Times New Roman" fo:font-size="12pt" fo:letter-spacing="-0.14mm" fo:font-weight="bold" style:font-size-asian="12pt" style:font-weight-asian="bold" style:text-scale="105%"/>
    </style:style>
    <style:style style:name="T3" style:family="text">
      <style:text-properties fo:color="#000000" style:font-name="Times New Roman" fo:font-size="12pt" style:font-size-asian="12pt" style:text-scale="105%"/>
    </style:style>
    <style:style style:name="T4" style:family="text">
      <style:text-properties fo:color="#000000" style:font-name="Times New Roman" fo:font-size="12pt" fo:font-weight="bold" style:font-size-asian="12pt" style:font-weight-asian="bold" style:text-scale="105%"/>
    </style:style>
    <style:style style:name="T5" style:family="text">
      <style:text-properties fo:color="#000000" style:font-name="Times New Roman" fo:font-size="12pt" fo:letter-spacing="-0.11mm" style:font-size-asian="12pt" style:text-scale="105%"/>
    </style:style>
    <style:style style:name="T6" style:family="text">
      <style:text-properties fo:color="#000000" style:font-name="Times New Roman" fo:font-size="12pt" fo:letter-spacing="-0.11mm" fo:font-weight="bold" style:font-size-asian="12pt" style:font-weight-asian="bold" style:text-scale="105%"/>
    </style:style>
    <style:style style:name="T7" style:family="text">
      <style:text-properties fo:color="#000000" style:text-line-through-style="none" style:text-position="0% 100%" style:font-name="Times New Roman" fo:font-size="10.5pt" fo:letter-spacing="0.18mm" fo:language="en" fo:country="US" fo:font-weight="normal" style:font-name-asian="Calibri1" style:font-size-asian="10.5pt" style:language-asian="zh" style:country-asian="CN" style:font-weight-asian="normal" style:font-name-complex="Courier New" style:font-size-complex="10.5pt" style:font-weight-complex="normal" style:text-scale="100%"/>
    </style:style>
    <style:style style:name="T8" style:family="text">
      <style:text-properties fo:color="#000000" style:text-line-through-style="none" style:text-position="0% 100%" style:font-name="Times New Roman" fo:letter-spacing="-0.09mm" fo:language="en" fo:country="US" fo:font-weight="bold" style:font-weight-asian="bold" style:text-scale="100%"/>
    </style:style>
    <style:style style:name="T9" style:family="text">
      <style:text-properties fo:color="#000000" style:text-line-through-style="none" style:text-position="0% 100%" style:font-name="Times New Roman" fo:letter-spacing="normal" fo:language="en" fo:country="US" fo:font-weight="bold" style:font-weight-asian="bold" style:text-scale="100%"/>
    </style:style>
    <style:style style:name="T10" style:family="text">
      <style:text-properties fo:color="#000000" style:text-line-through-style="none" style:text-position="0% 100%" style:font-name="Times New Roman" fo:letter-spacing="normal" fo:language="en" fo:country="US" style:text-scale="100%"/>
    </style:style>
    <style:style style:name="T11" style:family="text">
      <style:text-properties fo:color="#000000" style:text-line-through-style="none" style:text-position="0% 100%" style:font-name="Times New Roman" fo:letter-spacing="-0.04mm" fo:language="en" fo:country="US" style:text-scale="100%"/>
    </style:style>
    <style:style style:name="T12" style:family="text">
      <style:text-properties fo:color="#000000" style:text-line-through-style="none" style:text-position="0% 100%" style:font-name="Times New Roman" fo:font-size="12pt" fo:letter-spacing="0.18mm" fo:language="en" fo:country="US" fo:font-weight="normal" style:font-name-asian="Calibri1" style:font-size-asian="12pt" style:language-asian="zh" style:country-asian="CN" style:font-weight-asian="normal" style:font-name-complex="Courier New" style:font-size-complex="12pt" style:font-weight-complex="normal" style:text-scale="100%"/>
    </style:style>
    <style:style style:name="T13" style:family="text">
      <style:text-properties fo:color="#000000" style:text-line-through-style="none" style:text-position="0% 100%" style:font-name="Times New Roman" fo:font-size="12pt" fo:letter-spacing="0.11mm" fo:language="en" fo:country="US" fo:font-weight="normal" style:font-name-asian="Calibri1" style:font-size-asian="12pt" style:language-asian="zh" style:country-asian="CN" style:font-weight-asian="normal" style:font-name-complex="Courier New" style:font-size-complex="12pt" style:font-weight-complex="normal" style:text-scale="100%"/>
    </style:style>
    <style:style style:name="T14" style:family="text">
      <style:text-properties style:text-scale="105%"/>
    </style:style>
    <style:style style:name="T15" style:family="text">
      <style:text-properties style:text-line-through-style="none" style:text-position="0% 100%" fo:font-size="10.5pt" fo:letter-spacing="0.11mm" fo:language="en" fo:country="US" fo:font-weight="normal" style:font-name-asian="Calibri1" style:font-size-asian="10.5pt" style:language-asian="zh" style:country-asian="CN" style:font-weight-asian="normal" style:font-name-complex="Courier New" style:font-size-complex="10.5pt" style:font-weight-complex="normal" style:text-scale="100%"/>
    </style:style>
    <style:style style:name="T16" style:family="text">
      <style:text-properties style:text-line-through-style="none" style:text-position="0% 100%" fo:font-size="10.5pt" fo:letter-spacing="0.18mm" fo:language="en" fo:country="US" fo:font-weight="normal" style:font-name-asian="Calibri1" style:font-size-asian="10.5pt" style:language-asian="zh" style:country-asian="CN" style:font-weight-asian="normal" style:font-name-complex="Courier New" style:font-size-complex="10.5pt" style:font-weight-complex="normal" style:text-scale="100%"/>
    </style:style>
    <style:style style:name="T17" style:family="text">
      <style:text-properties style:text-line-through-style="none" style:text-position="0% 100%" fo:letter-spacing="0.11mm" fo:language="en" fo:country="US" fo:font-weight="bold" style:font-name-asian="Calibri1" style:language-asian="zh" style:country-asian="CN" style:font-weight-asian="bold" style:font-name-complex="Courier New" style:font-size-complex="12pt" style:text-scale="100%"/>
    </style:style>
    <style:style style:name="T18" style:family="text">
      <style:text-properties style:text-line-through-style="none" style:text-position="0% 100%" fo:letter-spacing="0.11mm" fo:language="en" fo:country="US" fo:font-weight="normal" style:font-name-asian="Calibri1" style:language-asian="zh" style:country-asian="CN" style:font-weight-asian="normal" style:font-name-complex="Courier New" style:font-size-complex="12pt" style:font-weight-complex="normal" style:text-scale="100%"/>
    </style:style>
    <style:style style:name="T19" style:family="text">
      <style:text-properties style:text-line-through-style="none" style:text-position="0% 100%" fo:letter-spacing="normal" fo:language="en" fo:country="US" fo:font-weight="bold" style:font-name-asian="Calibri1" style:language-asian="zh" style:country-asian="CN" style:font-weight-asian="bold" style:font-name-complex="Courier New" style:font-size-complex="12pt" style:text-scale="100%"/>
    </style:style>
    <style:style style:name="T20" style:family="text">
      <style:text-properties style:text-line-through-style="none" style:text-position="0% 100%" fo:letter-spacing="0.18mm" fo:language="en" fo:country="US" fo:font-weight="normal" style:font-name-asian="Calibri1" style:language-asian="zh" style:country-asian="CN" style:font-weight-asian="normal" style:font-name-complex="Courier New" style:font-size-complex="12pt" style:font-weight-complex="normal" style:text-scale="100%"/>
    </style:style>
    <style:style style:name="gr1" style:family="graphic">
      <style:graphic-properties draw:stroke="solid" svg:stroke-width="0.25mm" svg:stroke-color="#000000" draw:stroke-linejoin="round" draw:fill="solid" draw:fill-color="#ffffff" fo:min-height="0.02mm" fo:min-width="0.02mm" fo:padding-top="0.12mm" fo:padding-bottom="0.12mm" fo:padding-left="0.12mm" fo:padding-right="0.1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88mm" svg:stroke-color="#000000" draw:stroke-linejoin="round" draw:fill="solid" draw:fill-color="#ffffff" fo:min-height="0.02mm" fo:min-width="0.02mm" fo:padding-top="0.44mm" fo:padding-bottom="0.44mm" fo:padding-left="0.44mm" fo:padding-right="0.44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custom-shape text:anchor-type="paragraph" draw:z-index="0" draw:style-name="gr1" svg:width="0.03mm" svg:height="0.03mm" svg:x="0mm" svg:y="0mm"><text:p/><draw:enhanced-geometry draw:type="0"/></draw:custom-shape><draw:custom-shape text:anchor-type="paragraph" draw:z-index="1" draw:style-name="gr2" svg:width="0.03mm" svg:height="0.03mm" svg:x="0mm" svg:y="0mm"><text:p/><draw:enhanced-geometry draw:type="0"/></draw:custom-shape><draw:custom-shape text:anchor-type="paragraph" draw:z-index="2" draw:style-name="gr1" svg:width="0.03mm" svg:height="0.03mm" svg:x="0mm" svg:y="0mm"><text:p/><draw:enhanced-geometry draw:type="0"/></draw:custom-shape><draw:custom-shape text:anchor-type="paragraph" draw:z-index="3" draw:style-name="gr1" svg:width="0.03mm" svg:height="0.03mm" svg:x="0mm" svg:y="0mm"><text:p/><draw:enhanced-geometry draw:type="0"/></draw:custom-sha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2">THE COMPANIES ACT <text:line-break/></text:span><text:span text:style-name="T4">(CHAPTER 50) <text:line-break/></text:span><text:span text:style-name="T6">SECTION 308 (3) and (4)</text:span></text:p>
            <text:p text:style-name="P2">RETURN BY LIQUIDATOR RELATING <text:line-break/>TO FINAL MEETING</text:p>
          </table:table-cell>
          <table:table-cell table:style-name="Table1.B1" office:value-type="string">
            <text:p text:style-name="Standard"/>
          </table:table-cell>
          <table:table-cell table:style-name="Table1.C1" office:value-type="string">
            <text:p text:style-name="P4">FORM</text:p>
            <text:p text:style-name="P5">69</text:p>
          </table:table-cell>
        </table:table-row>
      </table:table>
      <text:p text:style-name="P6">Folio No</text:p>
      <text:p text:style-name="P7">Name of Company: <text:span text:style-name="T17"><text:placeholder text:placeholder-type="text">&lt;o.name&gt;</text:placeholder></text:span></text:p>
      <text:p text:style-name="P3">Company No: <text:span text:style-name="T19"><text:placeholder text:placeholder-type="text">&lt;o.uen&gt;</text:placeholder></text:span></text:p>
      <text:p text:style-name="P14"><text:span text:style-name="T1">The Registrar of Companies &amp; Businesses, </text:span><text:span text:style-name="T3">Singapore</text:span></text:p>
      <text:p text:style-name="P26"><text:span text:style-name="T14"><text:tab/></text:span><text:span text:style-name="T5">*I/We,</text:span><text:span text:style-name="T12"><text:placeholder text:placeholder-type="text">&lt;get_director1(o.id)['name']&gt;</text:placeholder></text:span><text:span text:style-name="T5"> of </text:span><text:span text:style-name="T12"><text:placeholder text:placeholder-type="text">&lt;get_partner_full_address(get_director1(o.id)['id'])&gt;</text:placeholder></text:span><text:span text:style-name="T12"> </text:span><text:span text:style-name="T5">*NRIC/Passport No: </text:span><text:span text:style-name="T13"><text:placeholder text:placeholder-type="text">&lt;get_director1(o.id)['nric']&gt;</text:placeholder></text:span><text:span text:style-name="T5">and </text:span><text:span text:style-name="T12"><text:placeholder text:placeholder-type="text">&lt;get_director2(o.id)['name']&gt;</text:placeholder></text:span></text:p>
      <text:p text:style-name="P27">of <text:span text:style-name="T20"><text:placeholder text:placeholder-type="text">&lt;get_partner_full_address(get_director2(o.id)['id'])&gt;</text:placeholder></text:span><text:span text:style-name="T20"> </text:span>*NRIC/Passport No: <text:span text:style-name="T18"><text:placeholder text:placeholder-type="text">&lt;get_director2(o.id)['nric']&gt;</text:placeholder></text:span>, the liquidator(s) of the abovenamed company, hereby inform you that *a general meeting of the company/a meeting of the company and the creditors of the company, summoned for <text:s text:c="2"/>, for the purpose of laying before the meeting an account (a copy of which is attached to this return) showing how the winding up has been conducted and the property has been disposed of and of giving any explanation of the account, *was duly held on that date/was not attended by the necessary quorum.</text:p>
      <text:p text:style-name="P1"><text:span text:style-name="T5">Dated this <text:tab/></text:span><text:span text:style-name="T3">day of<text:tab/></text:span></text:p>
      <text:list xml:id="list7252384311" text:style-name="WWNum1">
        <text:list-item>
          <text:p text:style-name="P28">Signature: <text:tab/></text:p>
        </text:list-item>
      </text:list>
      <text:p text:style-name="P9">Name of Liquidator: <text:span text:style-name="T16"><text:placeholder text:placeholder-type="text">&lt;get_director1(o.id)['name']&gt;</text:placeholder></text:span></text:p>
      <text:list xml:id="list503684775" text:continue-numbering="true" text:style-name="WWNum1">
        <text:list-item>
          <text:p text:style-name="P29">Signature: <text:tab/></text:p>
        </text:list-item>
      </text:list>
      <text:p text:style-name="P10">Name of Liquidator: <text:span text:style-name="T15"><text:placeholder text:placeholder-type="text">&lt;get_director2(o.id)['name']&gt;</text:placeholder></text:span></text:p>
      <text:p text:style-name="P11">* Delete where inapplicable.</text:p>
      <text:p text:style-name="P13">+ If there is more than one liquidator, all liquidators must sign.</text:p>
      <text:p text:style-name="P8"/>
      <table:table table:name="Table3" table:style-name="Table3">
        <table:table-column table:style-name="Table3.A"/>
        <table:table-column table:style-name="Table3.B"/>
        <table:table-row>
          <table:table-cell table:style-name="Table3.A1" office:value-type="string">
            <text:p text:style-name="P17"><text:span text:style-name="T8">Lodged in the office of the Registrar of Companies &amp; </text:span><text:span text:style-name="T9">Businesses by</text:span></text:p>
            <text:p text:style-name="P18">Name:</text:p>
            <text:p text:style-name="P20">Address:</text:p>
            <text:p text:style-name="P21"><text:span text:style-name="T11">A/c No:<text:tab/></text:span><text:span text:style-name="T10">Tel No:</text:span></text:p>
            <text:p text:style-name="P22">Fax No: </text:p>
          </table:table-cell>
          <table:table-cell table:style-name="Table3.B1" office:value-type="string">
            <text:p text:style-name="P15">For Official Use</text:p>
            <text:p text:style-name="P16">________________________________________</text:p>
            <text:p text:style-name="P23">Date of Registration:</text:p>
            <text:p text:style-name="P24">Receipt No:</text:p>
            <text:p text:style-name="P19">Checked B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color="#000000" style:text-line-through-style="none" style:text-position="0% 100%" fo:font-size="12pt" fo:letter-spacing="0.78mm" fo:language="en" fo:country="US" style:font-size-asian="12pt" style:text-scale="105%"/>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22mm" fo:page-height="297.29mm" style:num-format="1" style:print-orientation="portrait" fo:margin-top="16.09mm" fo:margin-bottom="13.26mm" fo:margin-left="17.99mm" fo:margin-right="13.37mm" style:writing-mode="lr-tb" style:layout-grid-color="#c0c0c0" style:layout-grid-lines="26794"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41</meta:editing-cycles>
    <meta:creation-date>2015-12-21T08:54:00</meta:creation-date>
    <dc:date>2016-01-13T14:01:07</dc:date>
    <meta:editing-duration>PT6M33S</meta:editing-duration>
    <meta:generator>LibreOffice/3.5$Linux_X86_64 LibreOffice_project/350m1$Build-2</meta:generator>
    <meta:document-statistic meta:table-count="2" meta:image-count="0" meta:object-count="0" meta:page-count="1" meta:paragraph-count="27" meta:word-count="193" meta:character-count="1411" meta:non-whitespace-character-count="12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